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9.95mm"/>
    </style:style>
    <style:style style:name="co7" style:family="table-column">
      <style:table-column-properties fo:break-before="auto" style:column-width="100.07mm"/>
    </style:style>
    <style:style style:name="co8" style:family="table-column">
      <style:table-column-properties fo:break-before="auto" style:column-width="28.75mm"/>
    </style:style>
    <style:style style:name="co3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44.3mm"/>
    </style:style>
    <style:style style:name="co10" style:family="table-column">
      <style:table-column-properties fo:break-before="auto" style:column-width="116.93mm"/>
    </style:style>
    <style:style style:name="co11" style:family="table-column">
      <style:table-column-properties fo:break-before="auto" style:column-width="29.02mm"/>
    </style:style>
    <style:style style:name="co12" style:family="table-column">
      <style:table-column-properties fo:break-before="auto" style:column-width="27.08mm"/>
    </style:style>
    <style:style style:name="co13" style:family="table-column">
      <style:table-column-properties fo:break-before="auto" style:column-width="115.01mm"/>
    </style:style>
    <style:style style:name="co14" style:family="table-column">
      <style:table-column-properties fo:break-before="auto" style:column-width="32.61mm"/>
    </style:style>
    <style:style style:name="co15" style:family="table-column">
      <style:table-column-properties fo:break-before="auto" style:column-width="64.68mm"/>
    </style:style>
    <style:style style:name="co16" style:family="table-column">
      <style:table-column-properties fo:break-before="auto" style:column-width="115.34mm"/>
    </style:style>
    <style:style style:name="co17" style:family="table-column">
      <style:table-column-properties fo:break-before="auto" style:column-width="20.78mm"/>
    </style:style>
    <style:style style:name="co18" style:family="table-column">
      <style:table-column-properties fo:break-before="auto" style:column-width="35.38mm"/>
    </style:style>
    <style:style style:name="co19" style:family="table-column">
      <style:table-column-properties fo:break-before="auto" style:column-width="119.7mm"/>
    </style:style>
    <style:style style:name="co20" style:family="table-column">
      <style:table-column-properties fo:break-before="auto" style:column-width="96.75mm"/>
    </style:style>
    <style:style style:name="co21" style:family="table-column">
      <style:table-column-properties fo:break-before="auto" style:column-width="86.25mm"/>
    </style:style>
    <style:style style:name="co22" style:family="table-column">
      <style:table-column-properties fo:break-before="auto" style:column-width="24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An1I" table:style-name="ta1">
        <table:table-column table:style-name="co1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3" table:number-columns-repeated="1019" table:default-cell-style-name="Default"/>
        <table:table-row table:style-name="ro1">
          <table:table-cell table:style-name="ce6"/>
          <table:table-cell table:style-name="ce6" office:value-type="string" calcext:value-type="string">
            <text:p>Thema</text:p>
          </table:table-cell>
          <table:table-cell table:style-name="ce6" office:value-type="string" calcext:value-type="string">
            <text:p>Vorbereitung</text:p>
          </table:table-cell>
          <table:table-cell table:style-name="ce6" office:value-type="string" calcext:value-type="string">
            <text:p>Refresh</text:p>
          </table:table-cell>
          <table:table-cell table:style-name="ce6" office:value-type="string" calcext:value-type="string">
            <text:p>Fragen</text:p>
          </table:table-cell>
          <table:table-cell table:style-name="ce6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DO: Formelsammlung anschau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. Grössen e, pi, sqrt(2), sqrt(3)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lementare Funktionen: Potenzen, Exponentialfunktionen, Logarythm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aph: Elementare Funktionen</text:p>
          </table:table-cell>
          <table:table-cell office:value-type="string" calcext:value-type="string">
            <text:p>✓</text:p>
          </table:table-cell>
          <table:table-cell/>
          <table:table-cell table:style-name="ce8"/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igo-Fun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igo-Funktionen: Spezialfälle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aph: Trigo-Fun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mkehrfun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leichungen: Sonderfälle</text:p>
          </table:table-cell>
          <table:table-cell office:value-type="string" calcext:value-type="string">
            <text:p>✓</text:p>
          </table:table-cell>
          <table:table-cell/>
          <table:table-cell table:style-name="ce8"/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ngleichungen: Monoton-steigend/-fallend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bleitung: Lineare Spline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bleitung: Kubische Spline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bleitung: Elementare Fun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bleitung: Extremalstellen, Wendestell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7" office:value-type="string" calcext:value-type="string">
            <text:p>Linearisierung</text:p>
          </table:table-cell>
          <table:table-cell office:value-type="string" calcext:value-type="string">
            <text:p>✓</text:p>
          </table:table-cell>
          <table:table-cell/>
          <table:table-cell table:style-name="ce8"/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</table:table>
      <table:table table:name="DMI" table:style-name="ta1"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number-columns-repeated="1021" table:default-cell-style-name="Default"/>
        <table:table-row table:style-name="ro1">
          <table:table-cell table:style-name="ce6"/>
          <table:table-cell table:style-name="ce6" office:value-type="string" calcext:value-type="string">
            <text:p>Thema</text:p>
          </table:table-cell>
          <table:table-cell table:style-name="ce6" office:value-type="string" calcext:value-type="string">
            <text:p>Vorbereitung</text:p>
          </table:table-cell>
          <table:table-cell table:style-name="ce6" office:value-type="string" calcext:value-type="string">
            <text:p>Refresh</text:p>
          </table:table-cell>
          <table:table-cell table:style-name="ce6" office:value-type="string" calcext:value-type="string">
            <text:p>Fragen</text:p>
          </table:table-cell>
          <table:table-cell table:style-name="ce6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DO: Skript drucken und Annotier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ssagenlogik: Normalformen, Junktoren, Quantoren</text:p>
          </table:table-cell>
          <table:table-cell office:value-type="string" calcext:value-type="string">
            <text:p>✓</text:p>
          </table:table-cell>
          <table:table-cell/>
          <table:table-cell table:style-name="ce8" office:value-type="string" calcext:value-type="string">
            <text:p>TODO: Umwandlung von Normalformen ineinander?; PRF 2014Sept. Aufg 5a) bindungsstärke =&gt; LNR?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weise: Vollständige Induktion</text:p>
          </table:table-cell>
          <table:table-cell office:value-type="string" calcext:value-type="string">
            <text:p>✓</text:p>
          </table:table-cell>
          <table:table-cell/>
          <table:table-cell table:style-name="ce8" office:value-type="string" calcext:value-type="string">
            <text:p>Wie wird das Summenzeichen auf Seite 32 „T1: Direkter Beweis“ weggelassen?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Beweis: Rekursionen)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bbildung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nge: 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ngen: Rela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dulo: Teiler, Restklass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dulo: Multipl. Inverses, Satz von Euler, Fermat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uklidischer Algorithmu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SA</text:p>
          </table:table-cell>
          <table:table-cell office:value-type="string" calcext:value-type="string">
            <text:p>✓</text:p>
          </table:table-cell>
          <table:table-cell/>
          <table:table-cell table:style-name="ce8" office:value-type="string" calcext:value-type="string">
            <text:p>Muss die ganze Rechnung aufgeschrieben werden, wenn die Lösung offensichtlich ist?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ultiplikationstafe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ullteiler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Chinesischer Restsatz</text:p>
          </table:table-cell>
          <table:table-cell office:value-type="string" calcext:value-type="string">
            <text:p>✓</text:p>
          </table:table-cell>
          <table:table-cell/>
          <table:table-cell table:style-name="ce8"/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ektor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ektoren: Gauss-Algo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ektoren: Skalarprodukt, Vektorprodukt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" office:value-type="string" calcext:value-type="string">
            <text:p>Vektoren: Normalenformen</text:p>
          </table:table-cell>
          <table:table-cell office:value-type="string" calcext:value-type="string">
            <text:p>✓</text:p>
          </table:table-cell>
          <table:table-cell/>
          <table:table-cell table:style-name="ce8"/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triz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trizen: Inverse, Einheitsmatrix, Abbildungsmatrix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8" office:value-type="string" calcext:value-type="string">
            <text:p>Matrizen: Hessische Normalform</text:p>
          </table:table-cell>
          <table:table-cell office:value-type="string" calcext:value-type="string">
            <text:p>✓</text:p>
          </table:table-cell>
          <table:table-cell/>
          <table:table-cell table:style-name="ce8"/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trizen: Determinant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8" office:value-type="string" calcext:value-type="string">
            <text:p>Lineare Abbildung, Linearkombination</text:p>
          </table:table-cell>
          <table:table-cell office:value-type="string" calcext:value-type="string">
            <text:p>✓</text:p>
          </table:table-cell>
          <table:table-cell/>
          <table:table-cell table:style-name="ce8" office:value-type="string" calcext:value-type="string">
            <text:p>S. 53: wie kommt man auf den Faktor 1/7?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trix mal Vektor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style-name="ce9"/>
          <table:table-cell/>
          <table:table-cell table:style-name="ce8"/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023"/>
        </table:table-row>
      </table:table>
      <table:table table:name="Dbs1" table:style-name="ta1">
        <table:table-column table:style-name="co1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1018" table:default-cell-style-name="Default"/>
        <table:table-row table:style-name="ro1">
          <table:table-cell table:style-name="ce1"/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Zusamm.fass.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office:value-type="string" calcext:value-type="string">
            <text:p>Fragen</text:p>
          </table:table-cell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DO: Zusammenfassung 1xA4 Doppelseitig</text:p>
          </table:table-cell>
          <table:table-cell office:value-type="string" calcext:value-type="string">
            <text:p>✓</text:p>
          </table:table-cell>
          <table:table-cell table:number-columns-repeated="2"/>
          <table:table-cell table:style-name="ce3" office:value-type="string" calcext:value-type="string">
            <text:p>Kann PRF mit Bleistift geschrieben werden?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DO: BiblioDB-Anschau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M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C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ansactionCL</text:p>
          </table:table-cell>
          <table:table-cell office:value-type="string" calcext:value-type="string">
            <text:p>✓</text:p>
          </table:table-cell>
          <table:table-cell table:number-columns-repeated="2"/>
          <table:table-cell table:style-name="ce3" office:value-type="string" calcext:value-type="string">
            <text:p>PRF2011, S.14 Frage 4?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oin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ubstatement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mmon Table Expressions, Window Function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iews, Temp-Table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dexe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ndexe: B-Tree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DBC: Prepared Statements, ResultSet</text:p>
          </table:table-cell>
          <table:table-cell office:value-type="string" calcext:value-type="string">
            <text:p>✓</text:p>
          </table:table-cell>
          <table:table-cell table:number-columns-repeated="2"/>
          <table:table-cell table:style-name="ce3" office:value-type="string" calcext:value-type="string">
            <text:p>Können immer Prepared Statements statt normale benutzt werden?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lationale Mathematik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ocking: sLock, xLock, Deadlocks</text:p>
          </table:table-cell>
          <table:table-cell office:value-type="string" calcext:value-type="string">
            <text:p>✓</text:p>
          </table:table-cell>
          <table:table-cell table:number-columns-repeated="2"/>
          <table:table-cell table:style-name="ce3" office:value-type="string" calcext:value-type="string">
            <text:p>unterschied wait/die und wound/die http://lwibs01.gm.fh-koeln.de/wikis/wiki_db/index.php?n=Datenbanken.DEADLOCK ?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solations Levels, Serialisierung, Transa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NSI-3-Ebenen-Model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ormalform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ererbung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✓</text:p>
          </table:table-cell>
          <table:table-cell table:number-columns-repeated="2"/>
          <table:table-cell table:style-name="ce3" office:value-type="string" calcext:value-type="string">
            <text:p>Wann mit VARCHAR und wann STRING etc.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lationer DB-Entwurf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ackup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rite-Ahead-Log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</table:table>
      <table:table table:name="CN1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20" table:default-cell-style-name="Default"/>
        <table:table-row table:style-name="ro1">
          <table:table-cell table:style-name="ce1"/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office:value-type="string" calcext:value-type="string">
            <text:p>Fragen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WL, Multiplexing, Bandbreiten (Signal, Kanal)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wisted Pair, Glas, Coax, 100Base-T etc.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c-Adressen, ARP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reshark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thernet, Speed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t-Codings (MLT,4b/5b etc.)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witches (+CN1Prak: Mac-Switching)</text:p>
          </table:table-cell>
          <table:table-cell office:value-type="string" calcext:value-type="string">
            <text:p>✓</text:p>
          </table:table-cell>
          <table:table-cell/>
          <table:table-cell table:style-name="ce3" office:value-type="string" calcext:value-type="string">
            <text:p>Path Costs / Different speed?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anning Tree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Pv4: Netmasks, Gateways, NAT, PAT, tracing, Fragmenting, Subnetting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LAN (+CN1Prak): Channels etc.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Pv6: Privacy Extension, Neighbour-Solicitatio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DP, ICMP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CP: connection, windows etc.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elnet, TP,TFTP, P2P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S, nslookup, CDN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TTP: keepalives, option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SI-Model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SMA/CD, Token Ring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ignaltheorie Basic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zilloskop Config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szi: USB, RS232, RX,TX, CRC, Frame-Delimiter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szi: Ethernet, MAC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anning Tree, VLA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erformance UDP/TCP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</table:table>
      <table:table table:name="OO" table:style-name="ta1"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number-columns-repeated="1019" table:default-cell-style-name="Default"/>
        <table:table-row table:style-name="ro1">
          <table:table-cell table:style-name="ce1"/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office:value-type="string" calcext:value-type="string">
            <text:p>Fragen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DO: 1xA4 Doppelseitig Gedruckt für PRF</text:p>
          </table:table-cell>
          <table:table-cell office:value-type="string" calcext:value-type="string">
            <text:p>✓</text:p>
          </table:table-cell>
          <table:table-cell/>
          <table:table-cell table:style-name="ce3" office:value-type="string" calcext:value-type="string">
            <text:p>Kann PRF mit Bleistift geschrieben werden?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w-Level Types &amp; Conversion, Casts (explizit, Implizit)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terators, Enhanced for loop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ray, Strings, overflow, Boxing, ENUM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nit Test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notation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enerics: Type Erasure, Generische Varianz, Covarianz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lass, Objects, Reference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ererbung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chnittstellen / Interface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xceptions (Checked, Unchecked), Packages</text:p>
          </table:table-cell>
          <table:table-cell office:value-type="string" calcext:value-type="string">
            <text:p>✓</text:p>
          </table:table-cell>
          <table:table-cell/>
          <table:table-cell table:style-name="ce3" office:value-type="string" calcext:value-type="string">
            <text:p>Wie weit kann von Korrekten Angaben (<text:span text:style-name="T1">ausgehen</text:span> magisches quadrat == immer quadratisches int[][]?) bzw. müssen diese gehandelt werden?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llections: Arraylists, Sets, Dequeue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ambdas: Closure, (Inner Classes, anonymous Classes)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ream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ile I/O, Bytestream, Character-Stream, Serializatio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gex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arbage Collectio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thods: Overloading, Overriding, Call By Value/Reference</text:p>
          </table:table-cell>
          <table:table-cell office:value-type="string" calcext:value-type="string">
            <text:p>✓</text:p>
          </table:table-cell>
          <table:table-cell/>
          <table:table-cell table:style-name="ce3" office:value-type="string" calcext:value-type="string">
            <text:p>Styl: Warum nicht this.var, würde kontext explizieren?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yphormism, Dynamic Dispatch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avadoc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quals &amp; Hashcode: Cloneable, Comparable, Comperator</text:p>
          </table:table-cell>
          <table:table-cell office:value-type="string" calcext:value-type="string">
            <text:p>✓</text:p>
          </table:table-cell>
          <table:table-cell/>
          <table:table-cell table:style-name="ce3" office:value-type="string" calcext:value-type="string">
            <text:p>Solle bei hashCodes mehrmals die 31 genommen werden oder besser andere primes?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rting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flection, Intospectio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</table:table>
      <table:table table:name="Bsys1 (TODO)" table:style-name="ta1"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1020" table:default-cell-style-name="Default"/>
        <table:table-row table:style-name="ro1">
          <table:table-cell table:style-name="ce1"/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MARK F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office:value-type="string" calcext:value-type="string">
            <text:p>Fragen</text:p>
          </table:table-cell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DO: Bücher „kommentieren“</text:p>
          </table:table-cell>
          <table:table-cell office:value-type="string" calcext:value-type="string">
            <text:p>✓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DO: Taschenrechner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DO: Booklet Übersicht Systemaufrufe Drucken &amp; Annotieren (Files!)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: Programm / .c, .h / gcc (gcc debugging flag), <text:span text:style-name="T2">argv[]</text:span>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: Strings, arrays, structs, Data-types, <text:span text:style-name="T2">sizes</text:span>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C: unix write, read, error handling, FDT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: ENV, time-func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C: exec..., fork, wait, PID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: fork errorhandling, multithreading-safety, orphans, zombie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: Threads (Windows, Unix)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: Semaphores Unix, Process Syncing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C: Signals, Named &amp; Unnamed Pipes, Monitor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C: Opake Datentypen, #define-Flag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: Berkeley Socket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: Shared Memory, global variable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C: Operationen, OP-Präferenzentabelle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C: printf / formating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C: includes stdio.h, stdlib.h etc.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C: Functions, Erlaubte Namensschemata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on Neumann, Harvard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ocessor Levels: Privilege Level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Little Endian / Big Endian / Alignment (E04)</text:p>
          </table:table-cell>
          <table:table-cell office:value-type="string" calcext:value-type="string">
            <text:p>✓</text:p>
          </table:table-cell>
          <table:table-cell table:number-columns-repeated="2"/>
          <table:table-cell table:style-name="ce3" office:value-type="string" calcext:value-type="string">
            <text:p>Probeprf. Aufg. 1c): In welche Richtung wächst der Stack? -&gt; nur speicherauszug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DDD-Screen / DDD-Breakpoint analysi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Frame Pointer / Parameter-Stack, Stack-frame etc.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CPU-Scheduling (E10)</text:p>
          </table:table-cell>
          <table:table-cell office:value-type="string" calcext:value-type="string">
            <text:p>✓</text:p>
          </table:table-cell>
          <table:table-cell table:number-columns-repeated="2"/>
          <table:table-cell table:style-name="ce3" office:value-type="string" calcext:value-type="string">
            <text:p>Probeprf. HS13, A7 Process C; wieso nicht bei 30 ms? inkl. / exkl. zeit bis warten?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Semaphore Theory / Process Syncing (+Graph)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Deadlocks Theory / Betriebsmittelgraph, Betriebsmitelfahrpla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.00.0000</text:date>, <text:time style:data-style-name="N2" text:time-value="08:53:10.3068826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an Hauser</meta:initial-creator>
    <meta:creation-date>2015-12-21T21:56:19.267875748</meta:creation-date>
    <dc:date>2016-01-11T15:08:27.680836449</dc:date>
    <dc:creator>Fabian Hauser</dc:creator>
    <meta:editing-duration>P4DT13H33M23S</meta:editing-duration>
    <meta:editing-cycles>345</meta:editing-cycles>
    <meta:generator>LibreOffice/5.0.4.2$Linux_X86_64 LibreOffice_project/00$Build-2</meta:generator>
    <meta:document-statistic meta:table-count="6" meta:cell-count="539" meta:object-count="0"/>
  </office:meta>
</office:document-meta>
</file>